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lucy   |  2021.10.04 11:30   |   <text:a xlink:type="simple" xlink:href="http://palinfo.habago.org/Entry?Command=Information_PrintForum&amp;iPage=2#FORUM41069"><text:span text:style-name="T1">#</text:span></text:a></text:p>
      <text:p text:style-name="P3">許世勤 網友 <text:line-break/><text:line-break/>加泰隆尼亞的獨立公投投票率算低，不到５０％，即使贊成票數高，也未盡然是有意義的。要不是西班牙經濟不佳，加泰隆尼亞族群也不會想分手吧！經濟搞好，自然就能安撫人心，凡夫俗子就這麼一點點要求，被誰統治未必有很在乎。加泰隆尼亞的成年人不會那麼不會想吧～～ <text:line-break/><text:line-break/><text:line-break/></text:p>
      <text:p text:style-name="P2">許世勤   |  2021.10.04 09:43   |   <text:a xlink:type="simple" xlink:href="http://palinfo.habago.org/Entry?Command=Information_PrintForum&amp;iPage=2#FORUM41068"><text:span text:style-name="T1">#</text:span></text:a></text:p>
      <text:p text:style-name="P4">政權維穩很重要，政權不穩定，遭殃的是人民。 <text:line-break/>但如果中共是極權，那麼美國實際上由1%的人操弄與控制， <text:line-break/>美國是不是極權？ <text:line-break/><text:line-break/>香港發生暴動，放火、殺人、打家劫舍， <text:line-break/>美國說這是「一道美麗的風景線」。 <text:line-break/>同樣的場景發生在美國Capital riot， <text:line-break/>美國卻說這群美國人民是暴民、破壞民主。 <text:line-break/>中國或香港警察維持治安，那叫「迫害人權」， <text:line-break/>美國警察維持治安，那就是「擁護民主」。 <text:line-break/>這些CIA的幕後操作，還有西方媒體內建的自我矛盾， <text:line-break/>自陷矛盾之中卻又極度自我滿足，就是「民主」國家的真實內涵。 <text:line-break/>或者說，人民「被人賣了還替人數錢」，只要能夠投票選舉就開心了。 <text:line-break/>政治淪落為一張選票，至於政治應有的嚴肅內涵都變得不重要。 <text:line-break/><text:line-break/>西方文明總是強調二元對立，不是正義就是邪惡， <text:line-break/>基本邏輯就是「凡一切合乎西方價值者皆為正義， <text:line-break/>凡一切異於西方價值者皆為邪惡」，抹殺一切共存的可能。 <text:line-break/>因為「美國例外」，所以美國可以盡情壓榨、迫害那些第三世界國家。 <text:line-break/>American first，你賺錢了理當由美國享受利潤， <text:line-break/>所以有華為的遭遇，即使是美國的「盟友」也不例外，日本東芝、法國阿爾斯通， <text:line-break/>台灣有威盛、HTC、友達，現在還有「護國神山」台積電等著被搞。 <text:line-break/>這幾年台灣對大陸的出口成長年增16%，大陸輸送活血給台灣的經濟續命， <text:line-break/>結果台灣不懂知恩圖報就算了，還幫著美國這個土匪強盜、流氓國家。 <text:line-break/>很諷刺，台灣當局不分藍綠，長年跪舔美國，結果實際上是美國搞垮台灣經濟。 <text:line-break/>美國賣不出去的豬肉要台灣吃，劣質的軍備武器要台灣買， <text:line-break/>台灣自主發展出的一些專利被強迫以低價賣給美國企業， <text:line-break/>發展出一些還不錯的技術不能在台灣設廠而要在美國設廠。 <text:line-break/>美國正在搞垮台灣，美國是兩岸的共同敵人。 <text:line-break/><text:line-break/>台灣的媒體總是營造中國在世界上霸凌弱小，被各國討厭。 <text:line-break/>但是全球193個國家，聯合國議案卻總有120個國家支持中國提出的議案。 <text:line-break/>這120個國家多數是第三世界的弱小國家，中國如果霸凌他們， <text:line-break/>這些國家支持中國幹什麼？ <text:line-break/>更不用說這些弱小國家，長年被美國為首的「民主」「先進」國家壓榨。 <text:line-break/>如果聽過一個可可工人一年的工資，種植一年的可可， <text:line-break/>卻買不起一顆巧克力，那就知道真正為惡的是這些資本帝國。 <text:line-break/>這種無恥的壓迫與無盡的貪婪，什麼時候才能結束？ <text:line-break/><text:line-break/>中共統治中國，極大程度讓中國人民脫貧，並一同奔向富有。 <text:line-break/>李登輝講「民之所欲，長在我心」，台灣把他稱之為「民主先生」。 <text:line-break/>中國共產黨按造人民的意願經營政策，但是中共「不民主」？ <text:line-break/>美國放任疫情，已經病歿七十萬人， <text:line-break/>更別說大風雪缺電，讓人民在冰天雪地中凍死， <text:line-break/>然後美國就是「民主自由人權」好棒棒？ <text:line-break/><text:line-break/>在選舉中落敗的一方，如果實際上掌握了媒體、資金， <text:line-break/>就會一而再、再而三的「為反而反」，直到掌權。 <text:line-break/>根本是拳頭政治，何來「民主」？ <text:line-break/>國家社會在這樣的內耗中，根本不可能有一個延續性、建設性的政策。 <text:line-break/>英國的「硬脫歐」，讓他們現在沒油可加、沒肉可吃。 <text:line-break/>「蘇獨」在上次的公投中失敗了，他們正醞釀著下一次的公投。 <text:line-break/>但公投過了，蘇格蘭有辦法獨立嗎？ <text:line-break/>加泰隆尼亞通過公投要從西班牙獨立，即使高達九成民意支持獨立， <text:line-break/>美國、歐盟、西班牙准許他們獨立嗎？ <text:line-break/>美國一向中南美洲視為自己的後院、禁臠， <text:line-break/>曾有一段時間，美國媒體非常喜歡卡斯楚，稱其為「民主的典範」， <text:line-break/>但是古巴拒絕無條件接受美國的一切「價值」後， <text:line-break/>卡斯楚成為執行鐵幕的劊子手、獨裁者。 <text:line-break/><text:line-break/>「美國」哈佛大學調查，中國人民對中國共產黨滿意度來到93.1%， <text:line-break/>請問習近平有什麼必要透過對台戰爭來爭取支持？ <text:line-break/>對台灣的解放，是中美世紀爭霸中的一個環節。 <text:line-break/>兩岸的統一，意味著西太平洋的地緣戰略由中國勝出， <text:line-break/>美國必需退回關島以東，也是「美國例外論」的終結。</text:p>
      <text:p text:style-name="P2">林凱西   |  2021.10.04 08:52   |   <text:a xlink:type="simple" xlink:href="http://palinfo.habago.org/Entry?Command=Information_PrintForum&amp;iPage=2#FORUM41067"><text:span text:style-name="T1">#</text:span></text:a></text:p>
      <text:p text:style-name="P3">認同李哲文所說，每日看腦殘人渣黨的作為，只希望中國解放台灣之日快點來臨，日夜期盼著，常常來巴勒網看看文章，根本就是心靈解藥， <text:line-break/>陳真醫師的倡議，我原本摸不著頭緖，隨著陳醫師的說明，逐步有點概念 ，個人的作為雖然渺小，但是，總是要起而行動才行。</text:p>
      <text:p text:style-name="P2">陳真   |  2021.10.03 22:28   |   <text:a xlink:type="simple" xlink:href="http://palinfo.habago.org/Entry?Command=Information_PrintForum&amp;iPage=2#FORUM41065"><text:span text:style-name="T1">#</text:span></text:a></text:p>
      <text:p text:style-name="P4">富康講的很外行，但不像是來亂的，所以我就沒刪。</text:p>
      <text:p text:style-name="P2">陳真   |  2021.10.03 22:26   |   <text:a xlink:type="simple" xlink:href="http://palinfo.habago.org/Entry?Command=Information_PrintForum&amp;iPage=2#FORUM41064"><text:span text:style-name="T1">#</text:span></text:a></text:p>
      <text:p text:style-name="P3">台灣議和團芻議 (3)：典範轉移 <text:line-break/><text:line-break/>陳真 <text:line-break/><text:line-break/>2021. 10. 03. <text:line-break/><text:line-break/><text:line-break/>有個常用詞彙叫做典範轉移 (paradigm shift)，意即某種知識理論或信念遭到系統性的顛覆或取代，類似一種革命，而非系統內部枝枝節節的爭執與改革。簡單說，這樣一種改變是整個信念基礎的更換。 <text:line-break/><text:line-break/>比方說，我二十多歲時也曾腦殘過，相信西方所宣傳的那些鬼話與抹黑。但是幾年後我就清醒了，我所揚棄的並非只是關於某個事件的認知或某種細部爭議，而是揚棄一整套認知與信念體系。這就是一種典範轉移；我不再相信西方所宣傳的那些什麼民主自由與人權的鬼話。 <text:line-break/><text:line-break/>做為一個老黨外及民進黨建黨黨員，二十幾年前跟幾乎所有過往同志化友為敵，跟人渣黨誓不兩立，當然也是一種典範轉移，亦即我對這個人渣黨的不滿並不僅僅只是某個事件或某些作法，而是一整個全盤唾棄。 <text:line-break/><text:line-break/>問題是，我當然不是無緣無故就反美，也不是莫名其妙就跟自己所參與創立的黨產生極大仇恨與對立。那麼，典範轉移到底是怎麼產生的？ <text:line-break/><text:line-break/>簡單可以這麼說：一套信念系統或認知體系，通常包含無數的周邊命題與假設，同時也會有個信念核心，兩者互有關聯。當我打擊它的種種周邊命題時，不一定能讓它的支持者改變對於這整套信念系統的信任。可是，一旦它的信念核心遭到否決，整個信念系統就有可能瞬間崩盤。 <text:line-break/><text:line-break/>比方說人渣黨，你一定會覺得很奇怪，這個如此骯髒邪惡貪婪透頂到不可思議的蟑螂黨，為何還會有人支持它？難道這些支持者除了存心使壞者之外，其他的人全都智商有問題？ <text:line-break/><text:line-break/>你要這樣理解當然也可以。但是，從另一個角度看，也許那是因為他們雖然知道人渣黨幹了這樣那樣一堆骯髒事，但他們依舊牢牢地相信它所宣傳的一些核心概念。 <text:line-break/><text:line-break/>例如，人渣黨宣稱其存在價值是為了對抗邪惡的中共陷台灣人於萬劫不復的地獄之中，例如它還宣稱自己是在捍衛一種至高無上的什麼普世價值，叫做民主自由。無數蠢蛋還真的相信這一套，於是他們就會把那些周邊命題，亦即各式各樣的貪污與謀財害命及假學位等等等等等等，統統視為可容忍，認為它不影響這個黨的存在基本價值。 <text:line-break/><text:line-break/>因此，你舉出再多周邊事實也沒用，支持者還是照樣忠心耿耿，除非，除非有一天，當他發現那些核心命題全屬荒唐鬼話時，他才會整個撤銷對於這個黨的支持與信任。 <text:line-break/><text:line-break/>各位懂我的意思吧？我並不是說核心是核心、周邊是周邊，而是說，核心就像一棟大樓的基本鋼筋架構，打擊了周邊建築，同樣也會危及其基本支撐。但是，一旦基本架構瓦解，整棟大樓就會瞬間崩盤。 <text:line-break/><text:line-break/>另外，還有個不成文的說法是關於數量。曾有人指出，當一個社會裏頭，對於某種信念，累積到大約百分之一的積極成員時，就有可能產生主流勢力的翻盤。 <text:line-break/><text:line-break/>絕大多數人其實就是所謂烏合之眾，他並沒有自己的信念，而只是拿香跟拜。當有百分之一的人口敢於公開高舉某一柱香時，就有可能產生某種主流風向。 <text:line-break/><text:line-break/>也就是說，我們根本不需要過半數，搞選舉才需要過半數，但是思想與價值或所謂知識與真理的問題卻從來都不是多數決。我甚至認為連百分之一都不需要，千分之一的力量就很可觀了。但是，前提是這千分之一或百分之一的人口必須是某種信念的積極成員；光是默默支持或私下認同是沒有多大意義的。 <text:line-break/><text:line-break/>台灣有2300萬人口，千分之一就是兩萬三千人。真的需要這麼多的統派才能在島內產生主流顛覆效應嗎？我其實覺得都還太多了點；也許兩千三百人或兩百三十人就綽綽有餘了。但是，前提是這2300人或230人必須是積極成員。 <text:line-break/><text:line-break/>你想，如果有兩千三百個巴勒網，它的長久影響力會輸給比方說擁有幾百萬票的政治人物嗎？今天，世界上如果有2300個阿桑吉或Noam Chomsky 或John Pilger 或兩年前被美國暗殺的Andre Vltchek，這個世界將大不同。 <text:line-break/><text:line-break/>台灣人有個錯誤認知就是很看重所謂人氣，看重所謂名人，看重所謂點閱率，對此我其實也很無言；人家什麼網紅或隨便一個政治人物，隨便放個屁，隨便寫幾句屁話，鎂光燈就蜂擁而至，媒體馬上大登特登，或是幾十萬個什麼按讚或留言。 <text:line-break/><text:line-break/>台灣人很吃這一套，以為這才是力量。但這是鬼扯蛋，這只是一種既定成果的收割，一種烏合現象，缺乏認知意義，缺乏改變力量；也許可以讓你選舉成功，奪得個人名位，但其實什麼也沒改變。 <text:line-break/><text:line-break/>它就像燈光聚集一堆昆蟲那樣，不但無甚意義，甚且有害，因為真正的權勢操盤者恰恰就是希望人們把精力和熱情全數耗費在從事那些無關大局的事務上。 <text:line-break/><text:line-break/>你看，美國不管是侵略或殖民哪個國家或地區，都是採用同樣手法，全都是豢養至少兩條以上的狗，每隻都支持，一會兒疼這隻，一會兒哄那隻，一會兒又教訓這隻，讓你們去內鬥，去猜忌與爭寵，去狗咬狗，吸引大家來看狗兒打架的好戲，從而忽略問題的本質所在，遺忘權力結構的根本問題，進而把真實有力的反抗力量給邊緣化，弱勢化，爭議化，消弭於無形。 <text:line-break/><text:line-break/>我平常很不喜歡談人渣黨，因為他們只是美國用貪婪骯髒手段所豢養的一群狗，怎麼會是我們的敵人或對手？人不會跟狗鬥。人被狗咬了，就該找狗主人算帳才對，而不是找狗打架。我們跟狗之間，不存在鬥爭基礎。 <text:line-break/><text:line-break/>說人渣黨是狗，其實是侮辱了狗。或者說，這些人渣純粹就是一群依法罪該萬死的罪犯。但是，罪犯只該繩之以法，罪犯並不是我們的對手或敵人，而只是一群有朝一日理當被繩之以法的對象。我們跟他們並不在同一個水平面上。</text:p>
      <text:p text:style-name="P2">李哲文   |  2021.10.03 17:16   |   <text:a xlink:type="simple" xlink:href="http://palinfo.habago.org/Entry?Command=Information_PrintForum&amp;iPage=2#FORUM41062"><text:span text:style-name="T1">#</text:span></text:a></text:p>
      <text:p text:style-name="P4">to 富康： <text:line-break/><text:line-break/>光你這句： <text:line-break/>「習近平希望打台灣 這樣中共換屆，他就能利用正在戰爭 或戰爭成功 來連任」我就覺得你是一個被徹底洗腦卻不自知的人。 <text:line-break/><text:line-break/>最近我是越來越期待老共儘快來解放台灣了，被這群智障垃圾綠色生物統治，我心裡有說不出的痛苦與恨。</text:p>
      <text:p text:style-name="P2">富康   |  2021.10.03 14:17   |   <text:a xlink:type="simple" xlink:href="http://palinfo.habago.org/Entry?Command=Information_PrintForum&amp;iPage=2#FORUM41061"><text:span text:style-name="T1">#</text:span></text:a></text:p>
      <text:p text:style-name="P3">看到這裡在討論 台灣議和 <text:line-break/>讓我想到我小學三年級時 <text:line-break/>我姐姐說中共之後會打台灣 <text:line-break/>光她這一句話 我立刻嚇哭了 <text:line-break/>哭的西哩嘩啦 當天晚上睡不著 <text:line-break/><text:line-break/>真的超不喜歡戰爭的 <text:line-break/>我奶奶被日本人砲彈炸死 <text:line-break/>我爸 我外公外婆因為國共戰爭逃來台灣 <text:line-break/>但我看越多歷史 經濟與國際關係 <text:line-break/>越覺得兩岸戰爭已是箭在弦上 不得不發 <text:line-break/><text:line-break/>美國軍方軍火商希望中國打戰 <text:line-break/>這樣中國威脅論會大噴發 他們就能賺更多錢 <text:line-break/><text:line-break/>美國金融巨鱷希望中國大戰 <text:line-break/>這樣他們就能放空中國 牟利 <text:line-break/><text:line-break/>習近平希望打台灣 這樣中共換屆 <text:line-break/>他就能利用正在戰爭 或戰爭成功 來連任 <text:line-break/><text:line-break/>打台灣已經不只是什麼民族復興 統一大業了 <text:line-break/>武力攻臺是為了給共產黨續命 <text:line-break/>歷史上 極權國家政權 很少超過七十年 <text:line-break/>習近平之前說 縱容腐敗會亡黨亡國 <text:line-break/>就是因為極權政府 難以糾錯 <text:line-break/>如果國力不再成長 就會被腐敗與官僚所吞噬 <text:line-break/><text:line-break/>個人覺得 現在與其討論兩岸議和 或 台灣中立。 <text:line-break/><text:line-break/>不如研究如何在兩岸戰爭 和後續的政治清算中活下來 <text:line-break/></text:p>
      <text:p text:style-name="P2">吳聲志   |  2021.10.02 15:14   |   <text:a xlink:type="simple" xlink:href="http://palinfo.habago.org/Entry?Command=Information_PrintForum&amp;iPage=2#FORUM41060"><text:span text:style-name="T1">#</text:span></text:a></text:p>
      <text:p text:style-name="P4">我也喜歡台灣‘議和’團這個名稱，但我有些疑問和想法，1.我們的目標是誰？（藍、綠）2.如何執行，依我個人覺得台灣回歸會比想像中的順利，主要取決於祖國大勝還是小勝，目前看來美國並不甘心服輸，所以最後勝負會差距很大，那麼台灣回歸的時候親中派約有6-7成（目前四成，之後會有二-三成轉向），那問題就不大，那我們的目標就是和那三成的深綠議和，減少他們的痛苦，若是55開，那政權轉移之際就會比較危險，我們可能要即早做準備，我目前的看法是中國會大勝（其實已經贏了），而且比我推測的還要快，不瞞大家說，我還是認為明年就會和平統一。</text:p>
      <text:p text:style-name="P2">陳真   |  2021.10.01 10:54   |   <text:a xlink:type="simple" xlink:href="http://palinfo.habago.org/Entry?Command=Information_PrintForum#FORUM41059"><text:span text:style-name="T1">#</text:span></text:a></text:p>
      <text:p text:style-name="P3">台灣議和團芻議 (2)：只要會打一點點算盤就行 <text:line-break/><text:line-break/>陳真 <text:line-break/><text:line-break/>2021. 10. 01. <text:line-break/><text:line-break/><text:line-break/>我提台灣議和團這事，並不是想提倡真知灼見，而只是希望台灣或兩岸在這變局中能夠減少一點痛苦。這個痛苦是純粹人為且蓄意擴大；美國人希望藉著台灣來拉垮大陸，最好形成兩岸內戰或長期動亂，這是美國人的盤算。總之，我們的痛苦越大，美國人就越爽。 <text:line-break/><text:line-break/>你不需要真知灼見也能認識到這樣一個基本事實，難道你會相信一心想要拿你當炮灰、每天對你吸血剝削的黑社會，會比你的家人更愛你？只要你能認識到這一點就夠了，我們的痛苦就有可能大大減少。當你認識到這一點，你就不會去為撒旦賣命傷害愛你的親人。 <text:line-break/><text:line-break/>知識求個究竟，像蒸餾水，容不得一點雜質，但是智慧卻像大海，就算往它裏頭撒點尿，它依然還是一片汪洋，不會因此變成一個大尿壺。對我自己，我在認知上力求純粹，至於對別人則抓大放小，三分隨便。只要不是敵人，便是同志。只要不是仇視祖國、仇視中共，那就是自己人；我不認為人們需要像我這樣視中國或中共為人類文明之至善典範。 <text:line-break/><text:line-break/>換句話說，即便當我說出我所認為的純粹真理，但它依舊不出方寸之間，它只是一種一人聖經，人們根本不需要認同，人們只需要明白那最簡單的事實就行，亦即有一些人為了自己的利益，打算拿你當炮灰。 <text:line-break/><text:line-break/>另一方面，你也根本不需要去想到什麼拯救世界弱小國家、創造人類共存共榮的太平盛世這樣一種道德思維，你只要會打一點點算盤就行，只要懂得最基本的利害得失，就足以讓你免除許多根本不必要的痛苦。 <text:line-break/><text:line-break/>道德高調那一類的事，屬於有錢有閒之所謂知識份子的某種語言遊戲，概念上我能認同，但我們之所作所為，事實上與諸多高調落差太遠；做一公分，講出來的卻往往是一百萬光年那樣遙遠而隆重。 <text:line-break/><text:line-break/>我想說的，就跟教小孩一樣，你不需要向耶穌看齊，你不需要那麼偉大，你只要不作奸犯科、不存傷人之心，我就一切滿足了。套句哲學術語，在所謂道德上，我始終是個negativist (負面主義者)。我從不叫人 "應該做什麼"，我只知道哪些事是你 "不該" 做的；一如Theodor W. Adorno所說："我不知道什麼是絕對的善或絕對的價值，我甚至不知道人是什麼，人性是什麼，但我知道什麼是人渣，什麼是沒有人性；這樣一些負面的東西，乃是我們每個人理當都十分了解的"。 <text:line-break/><text:line-break/>台灣議和團也一樣，你不需要把中共當神拜，你也不需要多麼熱愛中國或中華文化，你只要不仇視它們就行。另一方面，你也不需要懂得很多有關美國與西方或日本的恐怖血腥與極端殘暴，你只要能明白他們對你的基本盤算就夠了。明白了這些基本事實，有了這樣一種基本態度，你我就能免於許多根本不必要的痛苦。</text:p>
      <text:p text:style-name="P2">鄭豐遠   |  2021.10.01 07:38   |   <text:a xlink:type="simple" xlink:href="http://palinfo.habago.org/Entry?Command=Information_PrintForum#FORUM41058"><text:span text:style-name="T1">#</text:span></text:a></text:p>
      <text:p text:style-name="P4">我這幾天一直在想台灣議和團這事，覺得非常有意義，身為台灣人，或許這也該是我們的某種責任，可惜個人能力見識相當有限，而且人在國外諸多不便，但我想大言不慚貢獻一些想法，純綷是個人見解，如果不合適的話，就當作是我講風涼話，不要介意，刪除也沒關係。 <text:line-break/><text:line-break/>我想到幾點，建議台灣議和團可以考慮採納，作為核心綱領: <text:line-break/><text:line-break/><text:line-break/>1. 明確認同紅色中國。 <text:line-break/><text:line-break/>那類什麼反共不反中的人格分裂蠢話就不該再說了，絕對不要在想法和說法上打迷糊仗。台灣議和團如果不能明確認同自己中國人身份，同時支持中國共產黨，那所做一切都沒有意義。 <text:line-break/><text:line-break/>也許現在的台灣人聽起來會覺得很刺耳，但那就是台灣議和團的存在意義，很多事你要期待人們自己想通是不可能的，你得推上一把。將來的日子我們將在共產黨治下，以中國人身份站立在世界上，而台灣議和團所做的一切就是希望在這個過程中減少一點台灣人的痛苦和迷惘。 <text:line-break/><text:line-break/>台灣人似乎很容易有一種從一而 ”忠” 的思想毛病，比如我經常見到下面這類思想。 <text:line-break/><text:line-break/>「我爸爸早年在台灣當過兵，支持國民黨，所以我也要支持國民黨，堅絕反共，否則我就是對不起我爸爸」。 <text:line-break/><text:line-break/>「我媽媽自古以來都是反國民黨暴政的，根正苗綠，正港本土愛台灣家庭出身，所以我也應該挺綠，堅絕反共，否則就是對不起我媽媽」。 <text:line-break/><text:line-break/>我看到很多台灣人，即使自認是中國人，也仍然陷在這種奇怪的門閥幫派式的思維裡，而在政治判斷與認同上不敢移其忠。以這種心態來看待政治，註定就是被人當成棋子戲耍，可悲的是這是台灣人的心理常態。人的忠誠是種美德，但忠誠不該等於愚昧，所謂政治認同應該還是回到對多數人有利的情感和利害判斷上。世界現今以超光速在變化，台灣人已經在毀滅邊緣，該認清現實，不能再自欺欺人了。 <text:line-break/><text:line-break/><text:line-break/>2. 受眾同時也是對岸同胞，應該擁抱合作 <text:line-break/><text:line-break/>近代歷史所有骨肉相殘的悲劇都離不開腦殘，兩岸的民眾都需要教育，沒有人應該停止學習。如果我們真的相信並期待大家成為同胞的那一天，那麼在思想教育上，就不應分彼此。 <text:line-break/><text:line-break/>兩岸廣大人民，特別是年輕一代，思想大為不同，以我在海外生活的經驗，兩者之間就像有堵牆似的，說的都是中文，但各懷心思，視彼此為異己。這種現狀應該打破。 <text:line-break/><text:line-break/>台灣議和團可以不接受對岸的資金，但民間往來不應該拒絕，而應該擁抱。 <text:line-break/><text:line-break/>有一點重要的是，台灣議和團促成的這種往來不應該是無序的，而應該有一個核心角度，那就是以幫助台灣人的角度為出發點。與此同時，對岸同胞不應站在任何道德或力量的制高點來與我們交流 (同是中國人，還有誰比較誰高嗎?)，而應該像山海情電視劇裡的扶貧那樣，先富幫後富，展現中國人真正高貴的情操，拉台灣人一把，不是在經濟上拉，而是在情感、思想和知識上幫助台灣認清和理解自己真正的未來和利害。 <text:line-break/><text:line-break/>就像講認同紅色中國台灣人可能不愛聽一樣，講幫助台灣人認同紅色中國很多大陸同胞可能也不愛聽，現在許多大陸年輕人缺少思考，朝一種危險的軍國主義心態傾斜，把 ”不服我天朝” 者都當作敵人看待，心裡想的不是教育，而是教訓，這是十分有害的。 <text:line-break/><text:line-break/>大陸同胞不妨靜下心來，想想山海情這部劇。看過山海情的人應該知道，人的思想慣性和固執是不容易改變的，你要說服一個人走出世世代代固居的大山，不花個五年十年是做不到的，而且人會做出很多不可思議的抗拒，但那不代表他就是個壞人。這時候你需要的是善意和耐心，而不是一掌拍死，那將對我們中國人的智慧是一種侮辱。 <text:line-break/><text:line-break/>對岸應該很清楚，扶貧不是施捨，而是在幫自己，因為唯有大家都富了，你才能富。對待台灣人也是一樣。我們必須讓大陸同胞明白，在思想和教育上幫助台灣人渡過這個艱難時期，不但不是一種選項，而是一種必須，因為唯有如此，民族統一才有真正的希望。 <text:line-break/><text:line-break/>即便不從利害觀點，單就情感角度，大陸也應該這麼做，畢竟台灣在大陸過去艱辛的歲月中，也曾為對岸貢獻出許多情感和回憶，包括各種文化及影視作品的影響。 <text:line-break/><text:line-break/><text:line-break/>3. 明確核心宗旨及載體 <text:line-break/><text:line-break/>陳真在台灣議和團芻議中提到，這個團體「旨在藉著議論、教育與辯駁，追求和平解放，儘可能避免武統，並確保台灣人獨特利益，增進兩岸理解」。 <text:line-break/><text:line-break/>議論、教育與辯駁，我是完全贊同的，而且認為這是台灣議和團最重要一個性質。長年生活的挫折與磨難告訴我，一個人要成長與改變，強加外力是沒有用的，除了透過這些思想上的澆灌和互動和訓練，別無他法。 <text:line-break/><text:line-break/>至於形式，應該集思廣義，找到一個明確的戴體，才能發揮作用。大方向上我個人認為網路是不可或缺，也就是台灣議和團應該儘量使用網路作為發聲的主要渠道，而不是線下活動。最重要的是應該要有一個自己的網站。當然這只是個人意見。 <text:line-break/><text:line-break/>細節的形式部份，我就不知道孰優孰劣了，我個人對文字比較有感覺，而且文字是一種比較能顯現長久價值的東西，但就短期影響力而言，視頻的作用更大。我看見一個趨勢，現在很多關心兩岸的年輕人開始透過所謂網路直播或是 call-in 的形式来進行討論，比如我之前在留言板提過的柳傑克。這種形式的互動性很強，有感染力，但缺點是人的激情會來得快去得也快，能否長久我覺得值得問疑。 <text:line-break/><text:line-break/>不過不管什麼形式，我個人是認為討論的控管很重要。一個現實是，和財富一樣，人的思想品質和知識儲量有著巨大落差，所謂討論，無法以一種所謂完全開放和平等的環境來運行，那在人類歷史從來沒有成功的案例; 期待一種放任的、 ”自由” 的討論空間只會立刻對這個團體造成毀滅。 <text:line-break/><text:line-break/>所以我是主張這個團體的所謂討論環境是可控的，有明確指向的，絕對不能是布朗運動。 <text:line-break/><text:line-break/><text:line-break/>我目前只想到這三點，之後有多的想法再補充。</text:p>
      <text:p text:style-name="P2">陳真   |  2021.10.01 03:50   |   <text:a xlink:type="simple" xlink:href="http://palinfo.habago.org/Entry?Command=Information_PrintForum#FORUM41057"><text:span text:style-name="T1">#</text:span></text:a></text:p>
      <text:p text:style-name="P3">生物武器：一個更陰暗的未來(19)：我們就這樣坐以待斃、束手就擒嗎？ <text:line-break/><text:line-break/>陳真 <text:line-break/><text:line-break/>2021. 10. 01. <text:line-break/><text:line-break/><text:line-break/>我很認同從輔的觀察。我若是美國，倘若現在開打，傳統戰爭肯定能打贏中國。但所謂打贏是美國死一半，中國死九成。依照美國人或白人長年養尊處優的習性，不可能打這樣的戰爭。 <text:line-break/><text:line-break/>你看，美國半個多世紀來雖然每天都在打仗，每天都在侵略，但是侵略屠殺的對象全是弱國。也就是說，美國只會打那種穩贏的，不費吹灰之力的戰爭。你看，地面入侵巴格達時，伊拉克已經死了成千上萬人，美國的傷亡卻只是個位數。 <text:line-break/><text:line-break/>事實上，這根本不叫做戰爭，這是屠殺。那就好像我能說我跟一個三歲娃 "打架" 嗎？那不叫打架，那叫虐待與毆打。 <text:line-break/><text:line-break/>美國不是因為 "懷疑" 伊拉克 "有" 大規模毀滅武器而入侵、佔領、掠奪伊拉克，而是因為他 "確信" 伊拉克 "絕對沒有" 大規模毀滅武器，所以才敢發動地面入侵並佔領。 <text:line-break/><text:line-break/>美國的所有戰爭都是這樣一種類型，惟有壓倒性的優勢，他才會跟你打傳統戰爭，否則一定是用其它的方法。還有哪些方法呢？核彈。這肯定也是穩贏的，中國才幾百顆，美國卻幾乎上萬。 <text:line-break/><text:line-break/>若是打核戰，美國毫無疑問可以把中國毀滅幾十次。可是，中國不用把幾百顆核彈全打到美國本土，只須打個十顆過去，美國就受不了了，他不可能會願意付出這種代價。 <text:line-break/><text:line-break/>此外，美元貨幣戰，這項法寶依我的個人研究，應該也已不管用。 <text:line-break/><text:line-break/>再來就是高科技戰，目前看來是中國佔上風。 <text:line-break/><text:line-break/>最後呢？就是宣傳戰，抹黑造謠，包括藉以策動內亂，暗殺，顛覆政變等等等。香港暴亂以及一堆顏色革命都是這一類。這一招確實很煩很有用，但要藉此顛覆中國，我看是不可能，頂多只能製造干擾。就算把台灣推向戰火中心，就算島毀人亡，也阻止不了中國的復興。 <text:line-break/><text:line-break/>這下就沒招了嗎？當然不。明的打不贏，就來陰的，生物戰、基因戰與化武戰等等，依我看就是美國最有可能採取的主要戰爭手段，然後再搭配其他方法。源自德堡的新冠病毒已經開了頭，既然有第一次，就會有第二次、第三次。一如從輔所指出，中美兩國都正在拼命花大錢從事這方面的準備。 <text:line-break/><text:line-break/>這種陰暗武器的可怕之處在於當你發現中鏢時，很可能都已元氣大傷，特別是生物戰與基因戰。而且，這類武器難以追查與防範。 <text:line-break/><text:line-break/>我相信大部份人對我所說的，一定是姑且聽之，不當一回事，或是把它視為無須嚴肅看待的陰謀論。但你看我像是個會喜歡搞預測或憑空瞎掰或輕易做出判斷與評價的人嗎？ <text:line-break/><text:line-break/>事實上，因為美國對華啟動戰端，這兩年我常有一點感慨就是：在過去，我從來不曾懷疑明天是否會順利到來，我相信一天就是一天，一年就是一年，未來是可規畫的，生命與生活是可掌握的。但是，這樣一個從未動搖的信心，這兩年卻幾乎崩盤了。 <text:line-break/><text:line-break/>我甚至發現，連我自己和家人的性命明天能否依舊確保，都已經失去了把握。對此我並不害怕，只感到可悲，甚至有點驚訝，原來個人是如此脆弱的一種存在，宛若螻蟻，隨時就會消失在劇烈變動的大時代中。原來戰爭就是這麼一種感覺，而這還只是皮毛而已。 <text:line-break/><text:line-break/>二十幾年前，因為美國主導的柯索沃戰爭，以及隨後入侵阿富汗與伊拉克，我寫過數百篇相關文字。我常喜歡講一個詞叫做 "我略知戰爭一二"，常以之做為系列文字的標題。我確實對戰爭有一點了解。我是從上個世紀的八零年代中期，大約是1986或1987年，應邀加入PHR(Physicians for Human Rights) 之後，開始關心戰爭以及戰亂之中的人們，特別是兒童。 <text:line-break/><text:line-break/>三十多年過去了，我對戰爭的了解依舊只是 "略知一二"，但我對它的感受卻已大不同，原來它離我們這麼近，而且說來就來；在這樣一個大時代中，個人顯得如此脆弱，我們就這樣坐以待斃、束手就擒嗎？或者是我們該做些什麼樣的準備？ <text:line-break/><text:line-break/>我的疑問，理當也應該是你的憂慮。就跟生小孩一樣，一個新時代將要誕生，不可能不經歷痛苦，我們應該怎麼面對？</text:p>
      <text:p text:style-name="P2">Ethan   |  2021.09.30 15:33   |   <text:a xlink:type="simple" xlink:href="http://palinfo.habago.org/Entry?Command=Information_PrintForum#FORUM41056"><text:span text:style-name="T1">#</text:span></text:a></text:p>
      <text:p text:style-name="P4">台灣議和團芻議 的一個主要目的在有效擴大輿論影響力，在現代自媒體的環境，成本相對很低。 <text:line-break/>1. 自建/培養自己平台 <text:line-break/>2. 利用其他已經有流量平台 ，介紹或引進重要或有價值觀點（不知道是不是花一點小錢就可以，有效運用） <text:line-break/>3. 自家平台成熟後，跟不同平台或團體互相討論某些議題，擴展受眾。 <text:line-break/><text:line-break/>2，3 都可以幫助自己平台建立流量，慢慢的一定規模後，影響力或連鎖效應就會出來了。 <text:line-break/>資金成本應該比傳統建一個實體組織或媒體要低很多。彈性自由度應該大很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